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left" draw:textarea-vertical-align="top" draw:auto-grow-height="false" fo:min-height="1.023cm" fo:min-width="21.76cm"/>
    </style:style>
    <style:style style:name="gr2" style:family="graphic" style:parent-style-name="standard">
      <style:graphic-properties draw:fill-color="#eeeeee" draw:textarea-horizontal-align="left" draw:textarea-vertical-align="top" draw:auto-grow-height="false" fo:min-height="14.328cm" fo:min-width="18.258cm"/>
    </style:style>
    <style:style style:name="gr3" style:family="graphic" style:parent-style-name="standard">
      <style:graphic-properties draw:textarea-horizontal-align="justify" draw:textarea-vertical-align="middle" draw:auto-grow-height="false" fo:min-height="1.596cm" fo:min-width="1.89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ccffcc" draw:textarea-horizontal-align="left" draw:textarea-vertical-align="top" draw:auto-grow-height="false" fo:min-height="14.349cm" fo:min-width="3.022cm"/>
    </style:style>
    <style:style style:name="gr6" style:family="graphic" style:parent-style-name="standard">
      <style:graphic-properties draw:textarea-horizontal-align="justify" draw:textarea-vertical-align="middle" draw:auto-grow-height="false" fo:min-height="0.556cm" fo:min-width="0.9cm"/>
    </style:style>
    <style:style style:name="gr7" style:family="graphic" style:parent-style-name="standard">
      <style:graphic-properties draw:textarea-horizontal-align="justify" draw:textarea-vertical-align="middle" draw:auto-grow-height="false" fo:min-height="0.556cm" fo:min-width="1.643cm"/>
    </style:style>
    <style:style style:name="gr8" style:family="graphic" style:parent-style-name="standard">
      <style:graphic-properties draw:textarea-horizontal-align="justify" draw:textarea-vertical-align="middle" draw:auto-grow-height="false" fo:min-height="0.641cm" fo:min-width="1.8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left" draw:textarea-vertical-align="middle" draw:auto-grow-height="false" fo:min-height="0.323cm" fo:min-width="2.422cm"/>
    </style:style>
    <style:style style:name="gr13" style:family="graphic" style:parent-style-name="standard">
      <style:graphic-properties draw:textarea-horizontal-align="justify" draw:textarea-vertical-align="middle" draw:auto-grow-height="false" fo:min-height="0.366cm" fo:min-width="1.431cm"/>
    </style:style>
    <style:style style:name="gr14" style:family="graphic" style:parent-style-name="standard">
      <style:graphic-properties draw:textarea-horizontal-align="left" draw:textarea-vertical-align="middle" draw:auto-grow-height="false" fo:min-height="0.365cm" fo:min-width="3.022cm"/>
    </style:style>
    <style:style style:name="gr15" style:family="graphic" style:parent-style-name="standard">
      <style:graphic-properties draw:textarea-horizontal-align="justify" draw:textarea-vertical-align="middle" draw:auto-grow-height="false" fo:min-height="0.292cm" fo:min-width="0.945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26cm" svg:height="1.273cm" svg:x="2.016cm" svg:y="2.017cm">
          <text:p text:style-name="P1">Control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758cm" svg:height="14.578cm" svg:x="5.53cm" svg:y="3.332cm">
          <text:p text:style-name="P1">Scytoscap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398cm" svg:height="1.846cm" svg:x="13.327cm" svg:y="8.9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398cm" svg:height="1.846cm" svg:x="15.327cm" svg:y="5.9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398cm" svg:height="1.846cm" svg:x="15.327cm" svg:y="12.97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526cm" svg:y1="8.977cm" svg:x2="16.526cm" svg:y2="7.823cm" draw:start-shape="id1" draw:start-glue-point="0" draw:end-shape="id2" svg:d="M14526 8977v-577h2000v-577" svg:viewBox="0 0 2001 1155">
          <text:p/>
        </draw:connector>
        <draw:connector draw:style-name="gr4" draw:text-style-name="P1" draw:layer="layout" svg:x1="14.526cm" svg:y1="10.823cm" svg:x2="16.526cm" svg:y2="12.977cm" draw:start-shape="id1" draw:start-glue-point="2" draw:end-shape="id3" svg:d="M14526 10823v1077h2000v1077" svg:viewBox="0 0 2001 2155">
          <text:p/>
        </draw:connector>
        <draw:custom-shape draw:style-name="gr5" draw:text-style-name="P2" draw:layer="layout" svg:width="3.522cm" svg:height="14.599cm" svg:x="1.974cm" svg:y="3.332cm">
          <text:p text:style-name="P1">Control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cm" svg:height="0.806cm" svg:x="2.344cm" svg:y="4.669cm">
          <text:p text:style-name="P1">re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43cm" svg:height="0.806cm" svg:x="2.344cm" svg:y="5.669cm">
          <text:p text:style-name="P1">orang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43cm" svg:height="0.806cm" svg:x="2.344cm" svg:y="6.669cm">
          <text:p text:style-name="P1">gree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13cm" svg:height="0.891cm" svg:x="2.386cm" svg:y="8.49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597cm" svg:height="0.962cm" svg:x="2.029cm" svg:y="7.558cm">
          <draw:text-box>
            <text:p>Detail level</text:p>
          </draw:text-box>
        </draw:frame>
        <draw:line draw:style-name="gr10" draw:text-style-name="P5" draw:layer="layout" svg:x1="2.535cm" svg:y1="8.922cm" svg:x2="4.487cm" svg:y2="8.922cm">
          <text:p/>
        </draw:line>
        <draw:custom-shape draw:style-name="gr11" draw:text-style-name="P1" draw:layer="layout" svg:width="0.509cm" svg:height="0.318cm" draw:transform="rotate (-1.5707963267949) translate (3.077cm 8.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09cm" svg:height="0.318cm" draw:transform="rotate (1.5707963267949) translate (3.663cm 9.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2.922cm" svg:height="0.573cm" svg:x="5.856cm" svg:y="2.473cm">
          <text:p text:style-name="P6"><text:span text:style-name="T1">Foaf:Ag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67cm" svg:height="0.446cm" draw:transform="rotate (-3.14159265358979) translate (8.612cm 2.98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931cm" svg:height="0.616cm" svg:x="14.554cm" svg:y="2.451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22cm" svg:height="0.615cm" svg:x="10.78cm" svg:y="2.452cm">
          <text:p text:style-name="P6"><text:span text:style-name="T1">Publisher 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67cm" svg:height="0.446cm" draw:transform="rotate (-3.14159265358979) translate (14.161cm 2.98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931cm" svg:height="0.616cm" svg:x="14.554cm" svg:y="2.473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45cm" svg:height="0.542cm" svg:x="8.973cm" svg:y="2.483cm">
          <text:p text:style-name="P1">New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3-15T18:55:25.134883762</meta:creation-date>
    <dc:date>2018-03-15T19:09:27.781733420</dc:date>
    <dc:creator>volker </dc:creator>
    <meta:editing-duration>PT14M2S</meta:editing-duration>
    <meta:editing-cycles>3</meta:editing-cycles>
    <meta:generator>LibreOffice/5.2.7.2$Linux_X86_64 LibreOffice_project/20m0$Build-2</meta:generator>
    <meta:document-statistic meta:object-count="23"/>
  </office:meta>
</office:document-meta>
</file>